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18"/>
        <table:table-column table:style-name="co4" table:number-columns-repeated="3" table:default-cell-style-name="ce11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3:12:50.40923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04T14:11:37.884623476</dc:date>
    <meta:editing-duration>P16DT13H12M11S</meta:editing-duration>
    <meta:editing-cycles>364</meta:editing-cycles>
    <meta:generator>LibreOffice/6.4.7.2$Linux_X86_64 LibreOffice_project/40$Build-2</meta:generator>
    <meta:document-statistic meta:table-count="2" meta:cell-count="223" meta:object-count="0"/>
  </office:meta>
</office:document-meta>
</file>